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ChapterStart">
      <style:text-properties officeooo:rsid="0008b81f"/>
    </style:style>
    <style:style style:name="P2" style:family="paragraph" style:parent-style-name="ChapterTitle">
      <style:text-properties officeooo:rsid="0008b81f"/>
    </style:style>
    <style:style style:name="P3" style:family="paragraph" style:parent-style-name="BodyFirst">
      <style:text-properties officeooo:rsid="0008b81f"/>
    </style:style>
    <style:style style:name="P4" style:family="paragraph" style:parent-style-name="HeadA">
      <style:text-properties officeooo:rsid="0008b81f"/>
    </style:style>
    <style:style style:name="P5" style:family="paragraph" style:parent-style-name="Standard">
      <style:text-properties officeooo:rsid="0008b81f" officeooo:paragraph-rsid="0008b81f"/>
    </style:style>
    <style:style style:name="P6" style:family="paragraph" style:parent-style-name="Production_20_Directive">
      <style:text-properties officeooo:paragraph-rsid="0013a996"/>
    </style:style>
    <style:style style:name="P7" style:family="paragraph" style:parent-style-name="Production_20_Directive">
      <style:text-properties officeooo:paragraph-rsid="0015745e"/>
    </style:style>
    <style:style style:name="P8" style:family="paragraph" style:parent-style-name="Production_20_Directive">
      <style:text-properties officeooo:paragraph-rsid="0017745e"/>
    </style:style>
    <style:style style:name="P9" style:family="paragraph" style:parent-style-name="Production_20_Directive">
      <style:text-properties officeooo:paragraph-rsid="0017b2c2"/>
    </style:style>
    <style:style style:name="P10" style:family="paragraph" style:parent-style-name="Standard">
      <style:text-properties officeooo:rsid="0012ae8d" officeooo:paragraph-rsid="0012ae8d"/>
    </style:style>
    <style:style style:name="P11" style:family="paragraph" style:parent-style-name="Standard">
      <style:text-properties officeooo:rsid="0008b81f" officeooo:paragraph-rsid="0008b81f"/>
    </style:style>
    <style:style style:name="P12" style:family="paragraph" style:parent-style-name="BodyFirst">
      <style:text-properties officeooo:rsid="0012ae8d"/>
    </style:style>
    <style:style style:name="P13" style:family="paragraph" style:parent-style-name="BodyFirst">
      <style:text-properties officeooo:rsid="001393b6" officeooo:paragraph-rsid="001393b6"/>
    </style:style>
    <style:style style:name="P14" style:family="paragraph" style:parent-style-name="BodyFirst">
      <style:text-properties officeooo:rsid="0008b81f"/>
    </style:style>
    <style:style style:name="P15" style:family="paragraph" style:parent-style-name="Body">
      <style:text-properties officeooo:rsid="001393b6" officeooo:paragraph-rsid="001393b6"/>
    </style:style>
    <style:style style:name="P16" style:family="paragraph" style:parent-style-name="Body" style:list-style-name="L1">
      <style:text-properties officeooo:rsid="001393b6" officeooo:paragraph-rsid="001393b6"/>
    </style:style>
    <style:style style:name="T1" style:family="text">
      <style:text-properties officeooo:rsid="0008b81f"/>
    </style:style>
    <style:style style:name="T2" style:family="text">
      <style:text-properties officeooo:rsid="000a29de"/>
    </style:style>
    <style:style style:name="T3" style:family="text">
      <style:text-properties officeooo:rsid="000ac5b1"/>
    </style:style>
    <style:style style:name="T4" style:family="text">
      <style:text-properties officeooo:rsid="000cc672"/>
    </style:style>
    <style:style style:name="T5" style:family="text">
      <style:text-properties officeooo:rsid="0012ae8d"/>
    </style:style>
    <style:style style:name="T6" style:family="text">
      <style:text-properties officeooo:rsid="0013a996"/>
    </style:style>
    <style:style style:name="T7" style:family="text">
      <style:text-properties officeooo:rsid="0015745e"/>
    </style:style>
    <style:style style:name="T8" style:family="text">
      <style:text-properties officeooo:rsid="0017745e"/>
    </style:style>
    <style:style style:name="T9" style:family="text">
      <style:text-properties officeooo:rsid="0017b2c2"/>
    </style:style>
    <style:style style:name="T10" style:family="text">
      <style:text-properties fo:font-style="italic" officeooo:rsid="0008b81f" style:font-style-asian="italic" style:font-style-complex="italic"/>
    </style:style>
    <style:style style:name="T11" style:family="text">
      <style:text-properties officeooo:rsid="00196ea4"/>
    </style:style>
    <style:style style:name="T12" style:family="text">
      <style:text-properties officeooo:rsid="001a298a"/>
    </style:style>
    <style:style style:name="T13" style:family="text">
      <style:text-properties officeooo:rsid="001c1815"/>
    </style:style>
    <style:style style:name="T14" style:family="text">
      <style:text-properties officeooo:rsid="001c2274"/>
    </style:style>
    <style:style style:name="T15" style:family="text">
      <style:text-properties officeooo:rsid="001df538"/>
    </style:style>
    <style:style style:name="T16" style:family="text">
      <style:text-properties officeooo:rsid="001ebcf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p>
      <text:p text:style-name="P2">Introduction</text:p>
      <text:p text:style-name="P5"/>
      <text:p text:style-name="P4">What is 3D printing?</text:p>
      <text:p text:style-name="P3">Simply put, 3D printing is the process of turning an electronic three-dimensional model and turning into a real, physical, tangible object.</text:p>
      <text:p text:style-name="P5"/>
      <text:p text:style-name="P6"><text:span text:style-name="T6">Insert &lt;3dprintingwithreprap01_01.jpg&gt;</text:span></text:p>
      <text:p text:style-name="P3"/>
      <text:p text:style-name="BodyFirst"><text:span text:style-name="T1">This might sound complicated, but it's only slightly more complex than printing two</text:span><text:span text:style-name="T2">-</text:span><text:span text:style-name="T1">dimensional objects (like this page) which you're probably already familiar with.</text:span></text:p>
      <text:p text:style-name="P3"/>
      <text:p text:style-name="BodyFirst"><text:span text:style-name="T1">For example, if you start writing an email you're creating an electronic “model” of a </text:span><text:span text:style-name="T10">two</text:span><text:span text:style-name="T1">-dimensional object. <text:s/>If you were to print this email using your printer, the result would be a physical, </text:span><text:span text:style-name="T2">tangible</text:span><text:span text:style-name="T1"> object built from the 2d model you created.</text:span></text:p>
      <text:p text:style-name="P3"/>
      <text:p text:style-name="P7"><text:span text:style-name="T7">Insert &lt; </text:span><text:span text:style-name="T6">3dprintingwithreprap01_0</text:span><text:span text:style-name="T7">2</text:span><text:span text:style-name="T6">.</text:span><text:span text:style-name="T7">jpg&gt;</text:span></text:p>
      <text:p text:style-name="P3"/>
      <text:p text:style-name="P3">Th<text:span text:style-name="T11">is</text:span> "model" (the email message) contains enough information to know what space on the <text:span text:style-name="T11">sheet of paper</text:span> need to be filled in <text:span text:style-name="T11">with ink (black)</text:span> and what <text:span text:style-name="T11">space</text:span> can be left blank <text:span text:style-name="T11">(white)</text:span>. <text:s/>A more complicated model might include information about multiple colors as well, and depending on the capabilities of the printer, the paper that comes out might have colored letters (if it is a color printer) or black-and-white only, if that's all the printer can do.</text:p>
      <text:p text:style-name="P3"/>
      <text:p text:style-name="P3">Inside your printer, the model (email) is read line-by-line and a printhead in the printer squirts ink on the paper one line at a time. <text:s/>As each letter is printed, the head moves (this is the "X" axis) and <text:s/>prints the next letter. <text:s/>When the end of a line is reached, the paper is moved ("Y" axis) and the head prints the next line. <text:s/>When the end of the model file (email) is reached, the printer moves the paper in the Y axis to eject it.</text:p>
      <text:p text:style-name="P3"/>
      <text:p text:style-name="P8"><text:span text:style-name="T8">insert &lt; </text:span><text:span text:style-name="T6">3dprintingwithreprap01_0</text:span><text:span text:style-name="T8">3.jpg&gt;</text:span></text:p>
      <text:p text:style-name="P3"/>
      <text:p text:style-name="BodyFirst"><text:span text:style-name="T1">3D printing is strikingly </text:span><text:span text:style-name="T2">similar</text:span><text:span text:style-name="T1">, but for and addition of a third axis, the "Z" axis. <text:s/>A model is constructed using an editor (editors are discussed in detail in Chapter 3), which is then sent to the printer. <text:s/>The model is then read line-by-line, moving the printhead along the X and Y axis </text:span><text:span text:style-name="T12">just like the 2d printer</text:span><text:span text:style-name="T1">, </text:span><text:span text:style-name="T12">but</text:span><text:span text:style-name="T1"> squirting plastic instead of ink onto the print surface until the entire layer is complete. <text:s/></text:span></text:p>
      <text:p text:style-name="P3"/>
      <text:p text:style-name="P9"><text:span text:style-name="T9">insert &lt; </text:span><text:span text:style-name="T6">3dprintingwithreprap01_0</text:span><text:span text:style-name="T9">4.jpg&gt;</text:span></text:p>
      <text:p text:style-name="P3"/>
      <text:p text:style-name="P3">The key difference is that instead of ejecting the print surface (as the paper was ejected in the 2d printing example), the print head <text:span text:style-name="T12">then</text:span> moves upward (Z axis) and prints another layer on top of the first. <text:s/>This repeats until the end of the model file is reached and the completed <text:span text:style-name="T12">object</text:span> is then "ejected" from the printer.</text:p>
      <text:p text:style-name="P3"/>
      <text:p text:style-name="P3">There are many different types of 3d printer (just as there are 2d printers) but <text:span text:style-name="T12">most</text:span> current designs share this same process of building a model layer-by-layer. <text:s/><text:span text:style-name="T12">This</text:span> technique <text:span text:style-name="T12">is </text:span>referred to as "additive manufacturing" <text:span text:style-name="T12">(AM)</text:span> to differentiate it from methods that create objects by removing material from a larger piece (such as milling, laser cutting, etc.).</text:p>
      <text:p text:style-name="P3"/>
      <text:p text:style-name="BodyFirst"><text:span text:style-name="T1">This book will focus on these AM-type machines, which have been around for decades but </text:span><text:span text:style-name="T12">had </text:span><text:span text:style-name="T1">been </text:span><text:span text:style-name="T2">available </text:span><text:span text:style-name="T12">only</text:span><text:span text:style-name="T1"> to large corporations and educational facilities until the Reprap project made it possible for individuals to have access to these machines.</text:span></text:p>
      <text:p text:style-name="P5"/>
      <text:p text:style-name="HeadA">What is Reprap?</text:p>
      <text:p text:style-name="BodyFirst"><text:span text:style-name="T3">A RepRap is a type of 3d printer defined by one </text:span><text:span text:style-name="T4">characteristic</text:span><text:span text:style-name="T3">: it is designed to be capable of producing copies of itself. <text:s/></text:span><text:span text:style-name="T13">To you t</text:span><text:span text:style-name="T3">his might sound </text:span><text:span text:style-name="T13">fantastic (</text:span><text:span text:style-name="T3">or </text:span><text:span text:style-name="T13">obvious)</text:span><text:span text:style-name="T3">, but to </text:span><text:span text:style-name="T4">varying</text:span><text:span text:style-name="T3"> degrees all RepRap printers are able to produce some percentage of the parts </text:span><text:span text:style-name="T4">necessary</text:span><text:span text:style-name="T3"> to produce replicas of themselves.</text:span><text:span text:style-name="T5"> <text:s/>More information on the benefits and history of RepRap printers and the RepRap project can be found in Chapter 2.</text:span></text:p>
      <text:p text:style-name="P5"/>
      <text:p text:style-name="HeadA">Who should read this book</text:p>
      <text:p text:style-name="BodyFirst"><text:span text:style-name="T5">I've written this book for anyone who would like to know more about 3d printing </text:span><text:span text:style-name="T14">simply out of curiosity, for the purpose of completing a specific project or anything in-between.</text:span><text:span text:style-name="T5"> <text:s/>The book is broken down into two major sections. <text:s/></text:span><text:span text:style-name="T14">T</text:span><text:span text:style-name="T5">he first </text:span><text:span text:style-name="T14">section is </text:span><text:span text:style-name="T5">an introduction to the process of designing </text:span><text:span text:style-name="T15">3d models</text:span><text:span text:style-name="T5"> and printing </text:span><text:span text:style-name="T15">these </text:span><text:span text:style-name="T5">objects. <text:s/>The second part of the book is a collection of projects selected to exercise the skills taught by the first part and to give you an overview of the sort of applications 3D printing can be used for.</text:span></text:p>
      <text:p text:style-name="P12"/>
      <text:p text:style-name="P12">If you <text:span text:style-name="T16">already </text:span>have some experience with 3D printing, you're encouraged to jump-around and read the chapters that cover subjects you'd like to learn more about, or particular areas where you'd like to improve on your current work. <text:s/>You may also like to dive directly into the example projects, and if you find yourself lost, each project references the <text:span text:style-name="T16">relevant </text:span>chapters in the first section of the book that explain the underlying principles or techniques involved in c<text:span text:style-name="T16">ompleting the project</text:span>.</text:p>
      <text:p text:style-name="P10"/>
      <text:p text:style-name="HeadA">What you'll need</text:p>
      <text:p text:style-name="P13">While this book can be read by anyone as an introduction to 3D printing processes and terminology, it's more fun if you can actually do some of the projects in the book. <text:s/>If you'd like the practical experience, here's a list of things that will come in handy:</text:p>
      <text:p text:style-name="P15"/>
      <text:list xml:id="list1505789019982684001" text:style-name="L1">
        <text:list-item>
          <text:p text:style-name="P16">A computer</text:p>
        </text:list-item>
        <text:list-item>
          <text:p text:style-name="P16">Access to a 3D printer (either your own, a friend's, at a local hackerspace or via a printing service as discussed in Chapter 5</text:p>
        </text:list-item>
        <text:list-item>
          <text:p text:style-name="P16">A notebook</text:p>
        </text:list-item>
        <text:list-item>
          <text:p text:style-name="P16">A camera</text:p>
        </text:list-item>
      </text:list>
      <text:p text:style-name="P15"/>
      <text:p text:style-name="P13">Other tools may come in handy, and will be described in the chapters where they are introduced (a complete list of tools is included in Appendix A).</text:p>
      <text:p text:style-name="P15"/>
      <text:p text:style-name="P13">The two most important tools of course are your own interest in the subject and patience. <text:s/>3D printing has been around awhile, but its use at home is a very young practice and should always be looked at as experimental. <text:s/>By taking this attitude toward your projects the work will be more pleasant and less frustrating. <text:s/>If you look at each print in terms of what you can learn from it (as opposed to achieving a specific result) you'll enjoy this a lot more.</text:p>
      <text:p text:style-name="P15"/>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ebdings" svg:font-family="Webdings" style:font-family-generic="roman" style:font-pitch="variable" style:font-charset="x-symbol"/>
    <style:font-face style:name="Wingdings 2" svg:font-family="'Wingdings 2'" style:font-family-generic="roman" style:font-pitch="variable" style:font-charset="x-symbol"/>
    <style:font-face style:name="OpenSymbol" svg:font-family="OpenSymbol"/>
    <style:font-face style:name="Courier" svg:font-family="Courier" style:font-family-generic="modern"/>
    <style:font-face style:name="Courier New" svg:font-family="'Courier New'" style:font-family-generic="modern"/>
    <style:font-face style:name="Dogma" svg:font-family="Dogma" style:font-family-generic="roman"/>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Book" svg:font-family="Futura-Book" style:font-family-generic="swiss" style:font-pitch="variable"/>
    <style:font-face style:name="Futura-Heavy" svg:font-family="Futura-Heavy" style:font-family-generic="swiss" style:font-pitch="variable"/>
    <style:font-face style:name="NewBaskerville" svg:font-family="NewBaskerville"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list-style-name="" style:class="text">
      <style:paragraph-properties fo:margin-top="0.1665in" fo:margin-bottom="0.0417in"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1665in" fo:margin-bottom="0.0417in" style:contextual-spacing="false" fo:keep-with-next="always"/>
      <style:text-properties style:font-name="Arial"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1665in" fo:margin-bottom="0.0417in" style:contextual-spacing="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top="0.1665in" fo:margin-bottom="0.0417in"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list-style-name="" style:class="text">
      <style:paragraph-properties fo:margin-top="0.1665in" fo:margin-bottom="0.0417in" style: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list-style-name="" style:class="text">
      <style:paragraph-properties fo:margin-top="0.1665in" fo:margin-bottom="0.0417in" style:contextual-spacing="false"/>
      <style:text-properties fo:font-size="12pt" fo:font-style="italic" style:font-size-asian="12pt" style:font-style-asian="italic" style:font-size-complex="12pt" style:font-style-complex="italic"/>
    </style:style>
    <style:style style:name="Heading_20_9" style:display-name="Heading 9" style:family="paragraph" style:parent-style-name="Standard" style:next-style-name="Standard" style:default-outline-level="9" style:list-style-name="" style:class="text">
      <style:paragraph-properties fo:margin-top="0.1665in" fo:margin-bottom="0.0417in" style:contextual-spacing="false"/>
      <style:text-properties style:font-name="Arial" fo:font-size="11pt" style:font-size-asian="11pt" style:font-name-complex="Arial" style:font-size-complex="11pt"/>
    </style:style>
    <style:style style:name="Block_20_Text" style:display-name="Block Text" style:family="paragraph" style:parent-style-name="Standard">
      <style:paragraph-properties fo:margin-left="1in" fo:margin-right="1in" fo:margin-top="0in" fo:margin-bottom="0.0835in" style:contextual-spacing="false" fo:text-indent="0in" style:auto-text-indent="false"/>
    </style:style>
    <style:style style:name="Body_20_Text_20_2" style:display-name="Body Text 2" style:family="paragraph" style:parent-style-name="Standard">
      <style:paragraph-properties fo:margin-top="0in" fo:margin-bottom="0.0835in" style:contextual-spacing="false" fo:line-height="200%"/>
    </style:style>
    <style:style style:name="Body_20_Text_20_3" style:display-name="Body Text 3" style:family="paragraph" style:parent-style-name="Standard">
      <style:paragraph-properties fo:margin-top="0in" fo:margin-bottom="0.0835in" style: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in" fo:margin-right="0in" fo:text-indent="0.1457in" style:auto-text-indent="false"/>
    </style:style>
    <style:style style:name="Text_20_body_20_indent" style:display-name="Text body indent" style:family="paragraph" style:parent-style-name="Standard" style:class="text">
      <style:paragraph-properties fo:margin-left="0.25in" fo:margin-right="0in" fo:margin-top="0in" fo:margin-bottom="0.0835in" style:contextual-spacing="false"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Body_20_Text_20_Indent_20_2" style:display-name="Body Text Indent 2" style:family="paragraph" style:parent-style-name="Standard">
      <style:paragraph-properties fo:margin-left="0.25in" fo:margin-right="0in" fo:margin-top="0in" fo:margin-bottom="0.0835in" style:contextual-spacing="false" fo:line-height="200%" fo:text-indent="0in" style:auto-text-indent="false"/>
    </style:style>
    <style:style style:name="Body_20_Text_20_Indent_20_3" style:display-name="Body Text Indent 3" style:family="paragraph" style:parent-style-name="Standard">
      <style:paragraph-properties fo:margin-left="0.25in" fo:margin-right="0in" fo:margin-top="0in" fo:margin-bottom="0.0835in" style:contextual-spacing="false" fo:text-indent="0in" style:auto-text-indent="false"/>
      <style:text-properties fo:font-size="8pt" style:font-size-asian="8pt" style:font-size-complex="8pt"/>
    </style:style>
    <style:style style:name="Closing" style:family="paragraph" style:parent-style-name="Standard">
      <style:paragraph-properties fo:margin-left="3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font-size-complex="12pt"/>
    </style:style>
    <style:style style:name="Sender" style:family="paragraph" style:parent-style-name="Standard" style:class="extra">
      <style:text-properties style:font-name="Arial" style:font-name-complex="Arial"/>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style:font-name-complex="Courier New"/>
    </style:style>
    <style:style style:name="List_20_2" style:display-name="List 2" style:family="paragraph" style:parent-style-name="Standard" style:class="list">
      <style:paragraph-properties fo:margin-left="0.5in" fo:margin-right="0in" fo:text-indent="-0.25in" style:auto-text-indent="false"/>
    </style:style>
    <style:style style:name="List_20_3" style:display-name="List 3" style:family="paragraph" style:parent-style-name="Standard" style:class="list">
      <style:paragraph-properties fo:margin-left="0.75in" fo:margin-right="0in" fo:text-indent="-0.25in" style:auto-text-indent="false"/>
    </style:style>
    <style:style style:name="List_20_4" style:display-name="List 4" style:family="paragraph" style:parent-style-name="Standard" style:class="list">
      <style:paragraph-properties fo:margin-left="1in" fo:margin-right="0in" fo:text-indent="-0.25in" style:auto-text-indent="false"/>
    </style:style>
    <style:style style:name="List_20_5" style:display-name="List 5" style:family="paragraph" style:parent-style-name="Standard" style:class="list">
      <style:paragraph-properties fo:margin-left="1.25in" fo:margin-right="0in" fo:text-indent="-0.25in" style:auto-text-indent="false"/>
    </style:style>
    <style:style style:name="List_20_Bullet" style:display-name="List Bullet" style:family="paragraph" style:parent-style-name="Standard"/>
    <style:style style:name="List_20_Bullet_20_2" style:display-name="List Bullet 2" style:family="paragraph" style:parent-style-name="Standard"/>
    <style:style style:name="List_20_Bullet_20_3" style:display-name="List Bullet 3" style:family="paragraph" style:parent-style-name="Standard"/>
    <style:style style:name="List_20_Bullet_20_4" style:display-name="List Bullet 4" style:family="paragraph" style:parent-style-name="Standard"/>
    <style:style style:name="List_20_Bullet_20_5" style:display-name="List Bullet 5" style:family="paragraph" style:parent-style-name="Standard"/>
    <style:style style:name="List_20_Continue" style:display-name="List Continue" style:family="paragraph" style:parent-style-name="Standard">
      <style:paragraph-properties fo:margin-left="0.25in" fo:margin-right="0in" fo:margin-top="0in" fo:margin-bottom="0.0835in" style:contextual-spacing="false" fo:text-indent="0in" style:auto-text-indent="false"/>
    </style:style>
    <style:style style:name="List_20_Continue_20_2" style:display-name="List Continue 2" style:family="paragraph" style:parent-style-name="Standard">
      <style:paragraph-properties fo:margin-left="0.5in" fo:margin-right="0in" fo:margin-top="0in" fo:margin-bottom="0.0835in" style:contextual-spacing="false" fo:text-indent="0in" style:auto-text-indent="false"/>
    </style:style>
    <style:style style:name="List_20_Continue_20_3" style:display-name="List Continue 3" style:family="paragraph" style:parent-style-name="Standard">
      <style:paragraph-properties fo:margin-left="0.75in" fo:margin-right="0in" fo:margin-top="0in" fo:margin-bottom="0.0835in" style:contextual-spacing="false" fo:text-indent="0in" style:auto-text-indent="false"/>
    </style:style>
    <style:style style:name="List_20_Continue_20_4" style:display-name="List Continue 4" style:family="paragraph" style:parent-style-name="Standard">
      <style:paragraph-properties fo:margin-left="1in" fo:margin-right="0in" fo:margin-top="0in" fo:margin-bottom="0.0835in" style:contextual-spacing="false" fo:text-indent="0in" style:auto-text-indent="false"/>
    </style:style>
    <style:style style:name="List_20_Continue_20_5" style:display-name="List Continue 5" style:family="paragraph" style:parent-style-name="Standard">
      <style:paragraph-properties fo:margin-left="1.25in" fo:margin-right="0in" fo:margin-top="0in" fo:margin-bottom="0.0835in" style:contextual-spacing="false" fo:text-indent="0in" style:auto-text-indent="false"/>
    </style:style>
    <style:style style:name="List_20_Number" style:display-name="List Number" style:family="paragraph" style:parent-style-name="Standard"/>
    <style:style style:name="List_20_Number_20_2" style:display-name="List Number 2" style:family="paragraph" style:parent-style-name="Standard"/>
    <style:style style:name="List_20_Number_20_3" style:display-name="List Number 3" style:family="paragraph" style:parent-style-name="Standard"/>
    <style:style style:name="List_20_Number_20_4" style:display-name="List Number 4" style:family="paragraph" style:parent-style-name="Standard"/>
    <style:style style:name="List_20_Number_20_5" style:display-name="List Number 5" style:family="paragraph" style:parent-style-name="Standard"/>
    <style:style style:name="Message_20_Header" style:display-name="Message Header" style:family="paragraph" style:parent-style-name="Standard">
      <style:paragraph-properties fo:margin-left="0.75in" fo:margin-right="0in" fo:text-indent="-0.75in" style:auto-text-indent="false" fo:background-color="#cccccc" fo:padding="0.0138in" fo:border="0.74pt solid #000000">
        <style:background-image/>
      </style:paragraph-properties>
      <style:text-properties style:font-name="Arial" fo:font-size="12pt" style:font-size-asian="12pt" style:font-name-complex="Arial"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style:font-name-complex="Courier New"/>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3in" fo:margin-right="0in" fo:text-indent="0in" style:auto-text-indent="false"/>
    </style:style>
    <style:style style:name="Subtitle" style:family="paragraph" style:parent-style-name="Standard" style:next-style-name="Text_20_body" style:class="chapter">
      <style:paragraph-properties fo:margin-top="0in" fo:margin-bottom="0.0417in" style:contextual-spacing="false" fo:text-align="center" style:justify-single-word="false"/>
      <style:text-properties style:font-name="Arial" fo:font-size="12pt" style:font-size-asian="12pt" style:font-name-complex="Arial" style:font-size-complex="12pt"/>
    </style:style>
    <style:style style:name="ChapterStart" style:family="paragraph" style:next-style-name="ChapterTitle">
      <style:paragraph-properties fo:text-align="center" style:justify-single-word="false"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ChapterTitle" style:family="paragraph" style:next-style-name="_31_st_20_Para">
      <style:paragraph-properties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_31_st_20_Para" style:display-name="1st Para" style:family="paragraph" style:next-style-name="Body">
      <style:paragraph-properties fo:margin-top="0in" fo:margin-bottom="0.028in" style:contextual-spacing="false"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First" style:family="paragraph" style:next-style-name="Body">
      <style:paragraph-properties fo:line-height="150%" fo:orphans="2" fo:widows="2"/>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Body" style:family="paragraph">
      <style:paragraph-properties fo:margin-left="0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HeadA" style:family="paragraph" style:next-style-name="BodyFirst">
      <style:paragraph-properties fo:margin-top="0.0835in" fo:margin-bottom="0.0835in" style:contextual-spacing="false" fo:line-height="150%" fo:orphans="2" fo:widows="2"/>
      <style:text-properties style:use-window-font-color="true"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 style:family="paragraph" style:next-style-name="BodyFirst">
      <style:paragraph-properties fo:margin-top="0.0835in" fo:margin-bottom="0.0835in" style:contextual-spacing="false" fo:line-height="150%" fo:orphans="2" fo:widows="2"/>
      <style:text-properties style:use-window-font-color="true"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 style:family="paragraph" style:next-style-name="BodyFirst">
      <style:paragraph-properties fo:margin-top="0.0835in" fo:margin-bottom="0.0835in" style:contextual-spacing="false" fo:line-height="150%" fo:orphans="2" fo:widows="2"/>
      <style:text-properties style:use-window-font-color="true"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CodeA" style:family="paragraph" style:next-style-name="CodeB">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B" style:family="paragraph">
      <style:paragraph-properties fo:line-height="150%" fo:orphans="2" fo:widows="2"/>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C" style:family="paragraph" style:next-style-name="Body">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Singl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A_20_Wide" style:display-name="CodeA Wide" style:family="paragraph" style:next-style-name="CodeB_20_Wide">
      <style:paragraph-properties fo:margin-top="0.0835in" fo:margin-bottom="0in" style:contextual-spacing="false" fo:line-height="150%" fo:orphans="2" fo:widows="2" fo:padding-left="0in" fo:padding-right="0in" fo:padding-top="0.028in" fo:padding-bottom="0in" fo:border-left="none" fo:border-right="none" fo:border-top="0.51pt solid #000000" fo:border-bottom="none"/>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B_20_Wide" style:display-name="CodeB Wide" style:family="paragraph">
      <style:paragraph-properties fo:line-height="150%" fo:orphans="2" fo:widows="2"/>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C_20_Wide" style:display-name="CodeC Wide" style:family="paragraph" style:next-style-name="Standard">
      <style:paragraph-properties fo:margin-top="0in" fo:margin-bottom="0.0835in" style:contextual-spacing="false" fo:line-height="150%" fo:orphans="2" fo:widows="2" fo:padding-left="0in" fo:padding-right="0in" fo:padding-top="0in" fo:padding-bottom="0.028in" fo:border-left="none" fo:border-right="none" fo:border-top="none" fo:border-bottom="0.51pt solid #000000"/>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CodeSingle_20_Wide" style:display-name="CodeSingle Wide" style:family="paragraph" style:next-style-name="Body">
      <style:paragraph-properties fo:margin-top="0.0835in" fo:margin-bottom="0.0835in" style:contextual-spacing="false" fo:line-height="150%" fo:orphans="2" fo:widows="2" fo:padding-left="0in" fo:padding-right="0in" fo:padding-top="0.028in" fo:padding-bottom="0.028in" fo:border-left="none" fo:border-right="none" fo:border-top="0.51pt solid #000000" fo:border-bottom="0.51pt solid #000000"/>
      <style:text-properties style:use-window-font-color="true" style:font-name="Courier" fo:font-size="8pt" fo:language="en" fo:country="US" style:font-name-asian="Times New Roman" style:font-size-asian="8pt" style:language-asian="none" style:country-asian="none" style:font-name-complex="Courier" style:font-size-complex="10pt" style:language-complex="ar" style:country-complex="SA"/>
    </style:style>
    <style:style style:name="Note" style:family="paragraph" style:next-style-name="Body">
      <style:paragraph-properties fo:margin-top="0.0835in" fo:margin-bottom="0.0835in" style:contextual-spacing="false" fo:line-height="150%" fo:orphans="2" fo:widows="2"/>
      <style:text-properties style:use-window-font-color="true"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List_20_Plain_20_A" style:display-name="List Plain A" style:family="paragraph">
      <style:paragraph-properties fo:margin-left="0.25in" fo:margin-right="0in" fo:margin-top="0.0835in" fo:margin-bottom="0in" style:contextual-spacing="false"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Head" style:family="paragraph" style:next-style-name="ListBody">
      <style:paragraph-properties fo:margin-top="0.0835in" fo:margin-bottom="0in" style:contextual-spacing="false" fo:line-height="150%" fo:orphans="2" fo:widows="2"/>
      <style:text-properties style:use-window-font-color="true" style:font-name="Times New Roman" fo:font-size="12pt" fo:language="en" fo:country="US" fo:font-weight="bold" style:font-name-asian="Times New Roman" style:font-size-asian="12pt" style:font-weight-asian="bold" style:font-name-complex="Times New Roman" style:font-size-complex="10pt" style:language-complex="ar" style:country-complex="SA"/>
    </style:style>
    <style:style style:name="ListBody" style:family="paragraph" style:next-style-name="Standard">
      <style:paragraph-properties fo:margin-left="0.25in" fo:margin-right="0in" fo:margin-top="0in" fo:margin-bottom="0.0835in" style:contextual-spacing="false" fo:line-height="150%" fo:orphans="2" fo:widows="2" fo:text-indent="0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NumLis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B" style:family="paragraph" style:next-style-name="Standard">
      <style:paragraph-properties fo:margin-left="0.5in" fo:margin-right="0in"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NumLis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00" style:font-name="Times New Roman" fo:font-size="12pt" fo:language="en" fo:country="US" style:font-name-asian="Times New Roman" style:font-size-asian="12pt" style:font-name-complex="Times New Roman" style:font-size-complex="10pt" style:language-complex="ar" style:country-complex="SA"/>
    </style:style>
    <style:style style:name="ListSimple" style:family="paragraph" style:next-style-name="Standard">
      <style:paragraph-properties fo:margin-left="0.25in" fo:margin-right="0in" fo:line-height="150%" fo:orphans="2" fo:widows="2" fo:text-indent="0.25in" style:auto-text-indent="false"/>
      <style:text-properties style:use-window-font-color="true" style:font-name="Times New Roman" fo:font-size="12pt" fo:language="en" fo:country="US" style:font-name-asian="Times New Roman" style:font-size-asian="12pt" style:font-name-complex="Times New Roman" style:font-size-complex="10pt" style:language-complex="ar" style:country-complex="SA"/>
    </style:style>
    <style:style style:name="CodeA_20_Indent" style:display-name="CodeA Indent" style:family="paragraph" style:next-style-name="Standard">
      <style:paragraph-properties fo:margin-left="0.25in" fo:margin-right="0in" fo:margin-top="0.0835in" fo:margin-bottom="0in" style:contextual-spacing="false" fo:line-height="150%" fo:orphans="2" fo:widows="2" fo:text-indent="0in" style:auto-text-indent="false" fo:padding-left="0in" fo:padding-right="0in" fo:padding-top="0.028in" fo:padding-bottom="0in" fo:border-left="none" fo:border-right="none" fo:border-top="0.51pt solid #000000" fo:border-bottom="non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B_20_Indent" style:display-name="CodeB Indent" style:family="paragraph" style:next-style-name="Standard">
      <style:paragraph-properties fo:margin-left="0.25in" fo:margin-right="0in" fo:line-height="150%" fo:orphans="2" fo:widows="2" fo:text-indent="0in" style:auto-text-indent="false"/>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C_20_Indent" style:display-name="CodeC Indent" style:family="paragraph" style:next-style-name="Standard">
      <style:paragraph-properties fo:margin-left="0.25in" fo:margin-right="0in" fo:margin-top="0in" fo:margin-bottom="0.0835in" style:contextual-spacing="false" fo:line-height="150%" fo:orphans="2" fo:widows="2" fo:text-indent="0in" style:auto-text-indent="false" fo:padding-left="0in" fo:padding-right="0in" fo:padding-top="0in" fo:padding-bottom="0.028in" fo:border-left="none" fo:border-right="none" fo:border-top="none"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CodeSingle_20_Indent" style:display-name="CodeSingle Indent" style:family="paragraph" style:next-style-name="Standard">
      <style:paragraph-properties fo:margin-left="0.25in" fo:margin-right="0in" fo:margin-top="0.0835in" fo:margin-bottom="0.0835in" style:contextual-spacing="false" fo:line-height="150%" fo:orphans="2" fo:widows="2" fo:text-indent="0in" style:auto-text-indent="false" fo:padding-left="0in" fo:padding-right="0in" fo:padding-top="0.028in" fo:padding-bottom="0.028in" fo:border-left="none" fo:border-right="none" fo:border-top="0.51pt solid #000000" fo:border-bottom="0.51pt solid #000000"/>
      <style:text-properties style:use-window-font-color="true" style:font-name="Courier" fo:font-size="10pt" fo:language="en" fo:country="US" style:font-name-asian="Times New Roman" style:font-size-asian="10pt" style:language-asian="none" style:country-asian="none" style:font-name-complex="Courier" style:font-size-complex="10pt" style:language-complex="ar" style:country-complex="SA"/>
    </style:style>
    <style:style style:name="BulletA" style:family="paragraph" style:next-style-name="Standard">
      <style:paragraph-properties fo:margin-left="0.5in" fo:margin-right="0in" fo:margin-top="0.0835in" fo:margin-bottom="0in" style:contextual-spacing="false"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B" style:family="paragraph" style:next-style-name="Standard">
      <style:paragraph-properties fo:margin-left="0.5in" fo:margin-right="0in"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ulletC" style:family="paragraph" style:next-style-name="Standard">
      <style:paragraph-properties fo:margin-left="0.5in" fo:margin-right="0in" fo:margin-top="0in" fo:margin-bottom="0.0835in" style:contextual-spacing="false" fo:line-height="150%" fo:orphans="2" fo:widows="2" fo:text-indent="0in" style:auto-text-indent="false"/>
      <style:text-properties fo:color="#008080" style:font-name="Times New Roman" fo:font-size="12pt" fo:language="en" fo:country="US" style:font-name-asian="Times New Roman" style:font-size-asian="12pt" style:font-name-complex="Times New Roman" style:font-size-complex="10pt" style:language-complex="ar" style:country-complex="SA"/>
    </style:style>
    <style:style style:name="Block_20_Quote" style:display-name="Block Quote" style:family="paragraph" style:next-style-name="Standard">
      <style:paragraph-properties fo:margin-left="1in" fo:margin-right="1in" fo:margin-top="0.0835in" fo:margin-bottom="0.0835in" style:contextual-spacing="false" fo:orphans="2" fo:widows="2" fo:text-indent="0in" style:auto-text-indent="false"/>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Table_20_Title" style:display-name="Table Title" style:family="paragraph" style:next-style-name="Standard">
      <style:paragraph-properties fo:margin-top="0.0835in" fo:margin-bottom="0.0835in" style:contextual-spacing="false" fo:line-height="150%" fo:orphans="2" fo:widows="2"/>
      <style:text-properties style:use-window-font-color="true" style:font-name="Arial" fo:font-size="10pt" fo:language="en" fo:country="US" style:font-name-asian="Times New Roman" style:font-size-asian="10pt" style:font-name-complex="Arial" style:font-size-complex="10pt" style:language-complex="ar" style:country-complex="SA"/>
    </style:style>
    <style:style style:name="Table_20_Header" style:display-name="Table Header" style:family="paragraph" style:next-style-name="Standard">
      <style:paragraph-properties fo:margin-top="0.0417in" fo:margin-bottom="0.0417in" style:contextual-spacing="false" fo:line-height="150%" fo:orphans="2" fo:widows="2"/>
      <style:text-properties style:use-window-font-color="true" style:font-name="Futura-Book" fo:font-size="10pt" fo:language="en" fo:country="US" fo:font-weight="bold" style:font-name-asian="Times New Roman" style:font-size-asian="10pt" style:font-weight-asian="bold" style:font-name-complex="Futura-Book" style:font-size-complex="10pt" style:language-complex="ar" style:country-complex="SA"/>
    </style:style>
    <style:style style:name="Table_20_Body" style:display-name="Table Body" style:family="paragraph">
      <style:paragraph-properties fo:line-height="150%" fo:orphans="2" fo:widows="2"/>
      <style:text-properties style:use-window-font-color="true" style:font-name="Futura-Book" fo:font-size="10pt" fo:language="en" fo:country="US" style:font-name-asian="Times New Roman" style:font-size-asian="10pt" style:font-name-complex="Futura-Book" style:font-size-complex="10pt" style:language-complex="ar" style:country-complex="SA"/>
    </style:style>
    <style:style style:name="Author_20_Query" style:display-name="Author Query" style:family="paragraph">
      <style:paragraph-properties fo:margin-left="1in" fo:margin-right="1in" fo:margin-top="0.0835in" fo:margin-bottom="0.0835in" style:contextual-spacing="false" fo:line-height="150%" fo:orphans="2" fo:widows="2" fo:text-indent="0in" style:auto-text-indent="false"/>
      <style:text-properties fo:color="#ff0000" style:font-name="Times New Roman" fo:font-size="12pt" fo:language="en" fo:country="US" style:font-name-asian="Times New Roman" style:font-size-asian="12pt" style:font-name-complex="Times New Roman" style:font-size-complex="10pt" style:language-complex="ar" style:country-complex="SA"/>
    </style:style>
    <style:style style:name="Production_20_Directive" style:display-name="Production Directive" style:family="paragraph" style:next-style-name="Standard">
      <style:paragraph-properties fo:margin-top="0.0835in" fo:margin-bottom="0.0835in" style:contextual-spacing="false" fo:line-height="150%" fo:orphans="2" fo:widows="2"/>
      <style:text-properties fo:font-variant="small-caps" fo:color="#ff0000" style:font-name="Times New Roman" fo:font-size="10pt" fo:language="en" fo:country="US" style:font-name-asian="Times New Roman" style:font-size-asian="10pt" style:font-name-complex="Times New Roman" style:font-size-complex="10pt" style:language-complex="ar" style:country-complex="SA"/>
    </style:style>
    <style:style style:name="HeadANum" style:family="paragraph" style:next-style-name="BodyFirst">
      <style:paragraph-properties fo:margin-top="0.0835in" fo:margin-bottom="0.0835in" style:contextual-spacing="false" fo:line-height="150%" fo:orphans="2" fo:widows="2"/>
      <style:text-properties fo:color="#800000" style:font-name="Arial" fo:font-size="12pt" fo:language="en" fo:country="US" fo:font-weight="bold" style:font-name-asian="Times New Roman" style:font-size-asian="12pt" style:font-weight-asian="bold" style:font-name-complex="Arial" style:font-size-complex="10pt" style:language-complex="ar" style:country-complex="SA"/>
    </style:style>
    <style:style style:name="HeadBNum" style:family="paragraph" style:next-style-name="BodyFirst">
      <style:paragraph-properties fo:margin-top="0.0835in" fo:margin-bottom="0.0835in" style:contextual-spacing="false" fo:line-height="150%" fo:orphans="2" fo:widows="2"/>
      <style:text-properties fo:color="#800000" style:font-name="Arial" fo:font-size="12pt" fo:language="en" fo:country="US" fo:font-style="italic" fo:font-weight="bold" style:font-name-asian="Times New Roman" style:font-size-asian="12pt" style:font-style-asian="italic" style:font-weight-asian="bold" style:font-name-complex="Arial" style:font-size-complex="10pt" style:language-complex="ar" style:country-complex="SA"/>
    </style:style>
    <style:style style:name="HeadCNum" style:family="paragraph" style:next-style-name="BodyFirst">
      <style:paragraph-properties fo:margin-top="0.0835in" fo:margin-bottom="0.0835in" style:contextual-spacing="false" fo:line-height="150%" fo:orphans="2" fo:widows="2"/>
      <style:text-properties fo:color="#800000" style:font-name="Arial" fo:font-size="10pt" fo:language="en" fo:country="US" fo:font-weight="bold" style:font-name-asian="Times New Roman" style:font-size-asian="10pt" style:font-weight-asian="bold" style:font-name-complex="Arial" style:font-size-complex="10pt" style:language-complex="ar" style:country-complex="SA"/>
    </style:style>
    <style:style style:name="Note_20_Warning" style:display-name="Note Warning" style:family="paragraph" style:next-style-name="Standard">
      <style:paragraph-properties fo:margin-left="0.5in" fo:margin-right="0in" fo:margin-top="0.0835in" fo:margin-bottom="0.0835in" style:contextual-spacing="false" fo:line-height="150%" fo:orphans="2" fo:widows="2" fo:text-indent="-0.5in" style:auto-text-indent="false"/>
      <style:text-properties fo:color="#800000" style:font-name="Times New Roman" fo:font-size="12pt" fo:language="en" fo:country="US" fo:font-style="italic" style:font-name-asian="Times New Roman" style:font-size-asian="12pt" style:font-style-asian="italic" style:font-name-complex="Times New Roman" style:font-size-complex="10pt" style:language-complex="ar" style:country-complex="SA"/>
    </style:style>
    <style:style style:name="SubBullet" style:family="paragraph" style:next-style-name="Standard">
      <style:paragraph-properties fo:margin-left="0.75in" fo:margin-right="0in" fo:line-height="150%" fo:orphans="2" fo:widows="2" fo:text-indent="0in" style:auto-text-indent="false"/>
      <style:text-properties fo:color="#003366" style:font-name="Times New Roman" fo:font-size="12pt" fo:language="en" fo:country="US" style:font-name-asian="Times New Roman" style:font-size-asian="12pt" style:font-name-complex="Times New Roman" style:font-size-complex="10pt" style:language-complex="ar" style:country-complex="SA"/>
    </style:style>
    <style:style style:name="SubNumberA"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SubNumberB" style:family="paragraph" style:next-style-name="Standard">
      <style:paragraph-properties fo:margin-left="0.75in" fo:margin-right="0in" fo:line-height="150%" fo:orphans="2" fo:widows="2" fo:text-indent="0in" style:auto-text-indent="false"/>
      <style:text-properties fo:color="#003300" style:font-name="Times New Roman" fo:font-size="12pt" fo:language="en" fo:country="US" style:font-name-asian="Times New Roman" style:font-size-asian="12pt" style:font-name-complex="Times New Roman" style:font-size-complex="10pt" style:language-complex="ar" style:country-complex="SA"/>
    </style:style>
    <style:style style:name="List_20_Plain_20_B" style:display-name="List Plain B" style:family="paragraph">
      <style:paragraph-properties fo:margin-left="0.25in" fo:margin-right="0in"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Listing" style:family="paragraph" style:next-style-name="Body">
      <style:paragraph-properties fo:margin-top="0in" fo:margin-bottom="0.0835in" style:contextual-spacing="false" fo:line-height="150%" fo:orphans="2" fo:widows="2"/>
      <style:text-properties fo:color="#800000" style:font-name="Arial" fo:font-size="10pt" fo:language="en" fo:country="US" fo:font-style="italic" style:font-name-asian="Times New Roman" style:font-size-asian="10pt" style:font-style-asian="italic" style:font-name-complex="Arial" style:font-size-complex="10pt" style:language-complex="ar" style:country-complex="SA" style:font-weight-complex="bold"/>
    </style:style>
    <style:style style:name="Footnote" style:family="paragraph" style:class="extra">
      <style:paragraph-properties fo:line-height="150%" fo:orphans="2" fo:widows="2"/>
      <style:text-properties style:use-window-font-color="true" style:font-name="Times New Roman" fo:font-size="8pt" fo:language="en" fo:country="US" style:font-name-asian="Times New Roman" style:font-size-asian="8pt" style:font-name-complex="Times New Roman" style:font-size-complex="10pt" style:language-complex="ar" style:country-complex="SA"/>
    </style:style>
    <style:style style:name="List_20_Plain_20_C" style:display-name="List Plain C" style:family="paragraph" style:next-style-name="Body">
      <style:paragraph-properties fo:margin-left="0.25in" fo:margin-right="0in" fo:margin-top="0in" fo:margin-bottom="0.0835in" style:contextual-spacing="false" fo:line-height="150%" fo:orphans="2" fo:widows="2" fo:text-indent="0in" style:auto-text-indent="false"/>
      <style:text-properties fo:color="#800080" style:font-name="Times New Roman" fo:font-size="12pt" fo:language="en" fo:country="US" style:font-name-asian="Times New Roman" style:font-size-asian="12pt" style:font-name-complex="Times New Roman" style:font-size-complex="10pt" style:language-complex="ar" style:country-complex="SA"/>
    </style:style>
    <style:style style:name="HeadBox" style:family="paragraph" style:parent-style-name="HeadC">
      <style:paragraph-properties fo:margin-top="0.111in" fo:margin-bottom="0.0555in" style:contextual-spacing="false" fo:text-align="center" style:justify-single-word="false" style:text-autospace="none"/>
      <style:text-properties fo:color="#808080" style:font-name="Dogma" fo:font-size="12pt" style:font-size-asian="12pt" style:font-name-complex="Dogma"/>
    </style:style>
    <style:style style:name="Anchor" style:family="paragraph">
      <style:paragraph-properties fo:margin-top="0.0835in" fo:margin-bottom="0.1665in" style:contextual-spacing="false" style:line-height-at-least="0.028in" fo:orphans="2" fo:widows="2" fo:hyphenation-ladder-count="no-limit" style:text-autospace="none"/>
      <style:text-properties fo:color="#000000" style:font-name="NewBaskerville" fo:font-size="2pt" fo:language="en" fo:country="US" style:font-name-asian="Times New Roman" style:font-size-asian="2pt" style:font-name-complex="NewBaskerville" style:font-size-complex="2pt" style:language-complex="ar" style:country-complex="SA" style:text-scale="100%" fo:hyphenate="false" fo:hyphenation-remain-char-count="2" fo:hyphenation-push-char-count="2"/>
    </style:style>
    <style:style style:name="BodyFirstBox" style:family="paragraph" style:parent-style-name="BodyFirst">
      <style:text-properties fo:color="#808080"/>
    </style:style>
    <style:style style:name="BodyBox" style:family="paragraph" style:parent-style-name="Body">
      <style:text-properties fo:color="#808080"/>
    </style:style>
    <style:style style:name="ListHeadBox" style:family="paragraph" style:parent-style-name="ListHead">
      <style:text-properties fo:color="#808080"/>
    </style:style>
    <style:style style:name="ListBodyBox" style:family="paragraph" style:parent-style-name="ListBody">
      <style:text-properties fo:color="#808080"/>
    </style:style>
    <style:style style:name="NumListA_20_Box" style:display-name="NumListA Box" style:family="paragraph" style:parent-style-name="NumListA">
      <style:text-properties fo:color="#666699"/>
    </style:style>
    <style:style style:name="NumListB_20_Box" style:display-name="NumListB Box" style:family="paragraph" style:parent-style-name="NumListB">
      <style:text-properties fo:color="#666699"/>
    </style:style>
    <style:style style:name="NumListC_20_Box" style:display-name="NumListC Box" style:family="paragraph" style:parent-style-name="NumListC">
      <style:text-properties fo:color="#666699"/>
    </style:style>
    <style:style style:name="FootnoteBox" style:family="paragraph" style:parent-style-name="BodyFirstBox">
      <style:text-properties fo:font-size="10pt" style:font-size-asian="10pt"/>
    </style:style>
    <style:style style:name="Anchor_20_Sidehead" style:display-name="Anchor Sidehead" style:family="paragraph">
      <style:paragraph-properties fo:margin-top="0in" fo:margin-bottom="0.0835in" style:contextual-spacing="false" fo:line-height="150%" fo:orphans="2" fo:widows="2" style:text-autospace="none"/>
      <style:text-properties fo:color="#000000" style:font-name="Futura-Heavy" fo:font-size="10pt" fo:language="en" fo:country="US" style:font-name-asian="Times New Roman" style:font-size-asian="10pt" style:font-name-complex="Futura-Heavy" style:font-size-complex="8pt" style:language-complex="ar" style:country-complex="SA" style:text-scale="100%"/>
    </style:style>
    <style:style style:name="Level3IX" style:family="paragraph">
      <style:paragraph-properties fo:margin-left="0.7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GroupTitlesIX" style:family="paragraph">
      <style:paragraph-properties fo:margin-top="0.1665in" fo:margin-bottom="0.028in" style:contextual-spacing="false" style:line-height-at-least="0.2638in" fo:orphans="0" fo:widows="0" fo:keep-with-next="always" style:text-autospace="none"/>
      <style:text-properties fo:color="#000000" style:font-name="Arial" fo:font-size="14pt" fo:language="en" fo:country="US" fo:font-weight="bold" style:font-name-asian="Times New Roman" style:font-size-asian="14pt" style:font-weight-asian="bold" style:font-name-complex="Times" style:font-size-complex="16pt" style:language-complex="ar" style:country-complex="SA" style:font-style-complex="italic" style:font-weight-complex="bold" style:text-scale="100%"/>
    </style:style>
    <style:style style:name="Level2IX" style:family="paragraph">
      <style:paragraph-properties fo:margin-left="0.5in" fo:margin-right="0in" fo:line-height="150%" fo:orphans="2" fo:widows="2" fo:hyphenation-ladder-count="no-limit" fo:text-indent="-0.2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Level1IX" style:family="paragraph">
      <style:paragraph-properties fo:margin-left="0.5in" fo:margin-right="0in" fo:line-height="150%" fo:orphans="2" fo:widows="2" fo:hyphenation-ladder-count="no-limit" fo:text-indent="-0.5in" style:auto-text-indent="false" style:text-autospace="none"/>
      <style:text-properties fo:color="#000000" style:font-name="Times New Roman" fo:font-size="12pt" fo:language="en" fo:country="US" style:font-name-asian="Times New Roman" style:font-size-asian="12pt" style:font-name-complex="Times" style:font-size-complex="9pt" style:language-complex="ar" style:country-complex="SA" style:text-scale="100%" fo:hyphenate="false" fo:hyphenation-remain-char-count="2" fo:hyphenation-push-char-count="2"/>
    </style:style>
    <style:style style:name="CodeA_20_Wingding" style:display-name="CodeA Wingding" style:family="paragraph" style:parent-style-name="CodeA">
      <style:text-properties fo:color="#999999"/>
    </style:style>
    <style:style style:name="CodeB_20_Wingding" style:display-name="CodeB Wingding" style:family="paragraph" style:parent-style-name="CodeB" style:next-style-name="CodeB">
      <style:text-properties fo:color="#999999"/>
    </style:style>
    <style:style style:name="CodeC_20_Wingding" style:display-name="CodeC Wingding" style:family="paragraph" style:parent-style-name="CodeC" style:next-style-name="Body">
      <style:text-properties fo:color="#999999"/>
    </style:style>
    <style:style style:name="CodeSingle_20_Wingding" style:display-name="CodeSingle Wingding" style:family="paragraph" style:parent-style-name="CodeSingle">
      <style:text-properties fo:color="#999999"/>
    </style:style>
    <style:style style:name="Basic" style:family="paragraph" style:parent-style-name="Body"/>
    <style:style style:name="List_20_Plain_20_A_20_Box" style:display-name="List Plain A Box" style:family="paragraph" style:parent-style-name="List_20_Plain_20_A">
      <style:text-properties fo:color="#cc99ff"/>
    </style:style>
    <style:style style:name="List_20_Plain_20_B_20_Box" style:display-name="List Plain B Box" style:family="paragraph" style:parent-style-name="List_20_Plain_20_B">
      <style:text-properties fo:color="#cc99ff"/>
    </style:style>
    <style:style style:name="List_20_Plain_20_C_20_Box" style:display-name="List Plain C Box" style:family="paragraph" style:parent-style-name="List_20_Plain_20_C">
      <style:text-properties fo:color="#cc99ff"/>
    </style:style>
    <style:style style:name="BulletA_20_Box" style:display-name="BulletA Box" style:family="paragraph" style:parent-style-name="BulletA">
      <style:text-properties fo:color="#33cccc"/>
    </style:style>
    <style:style style:name="BulletB_20_Box" style:display-name="BulletB Box" style:family="paragraph" style:parent-style-name="BulletB">
      <style:text-properties fo:color="#33cccc"/>
    </style:style>
    <style:style style:name="BulletC_20_Box" style:display-name="BulletC Box" style:family="paragraph" style:parent-style-name="BulletC">
      <style:text-properties fo:color="#33cccc"/>
    </style:style>
    <style:style style:name="CaptionBox" style:family="paragraph" style:parent-style-name="Caption">
      <style:text-properties fo:color="#808080"/>
    </style:style>
    <style:style style:name="Epigraph" style:family="paragraph" style:parent-style-name="Block_20_Quote">
      <style:paragraph-properties fo:margin-left="0.75in" fo:margin-right="0.75in" fo:text-indent="0in" style:auto-text-indent="false"/>
      <style:text-properties fo:font-style="italic" style:font-style-asian="italic"/>
    </style:style>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Default_20_Paragraph_20_Font" style:display-name="Default Paragraph Font" style:family="text"/>
    <style:style style:name="Emphasis" style:family="text" style:parent-style-name="Default_20_Paragraph_20_Font">
      <style:text-properties fo:font-style="italic" style:font-style-asian="italic" style:font-style-complex="italic"/>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EmphasisBold" style:family="text" style:parent-style-name="Default_20_Paragraph_20_Font">
      <style:text-properties fo:color="#0000ff" fo:font-weight="bold" style:font-weight-asian="bold"/>
    </style:style>
    <style:style style:name="EmphasisItalic" style:family="text" style:parent-style-name="Default_20_Paragraph_20_Font">
      <style:text-properties fo:color="#0000ff" fo:font-style="italic" style:font-style-asian="italic"/>
    </style:style>
    <style:style style:name="EmphasisBoldItal" style:family="text" style:parent-style-name="Default_20_Paragraph_20_Font">
      <style:text-properties fo:color="#0000ff" fo:font-style="italic" fo:font-weight="bold" style:font-style-asian="italic" style:font-weight-asian="bold"/>
    </style:style>
    <style:style style:name="EmphasisRevItal" style:family="text" style:parent-style-name="Default_20_Paragraph_20_Font">
      <style:text-properties fo:color="#0000ff"/>
    </style:style>
    <style:style style:name="Keycap" style:family="text" style:parent-style-name="Default_20_Paragraph_20_Font">
      <style:text-properties fo:font-variant="small-caps" fo:color="#0000ff"/>
    </style:style>
    <style:style style:name="Literal" style:family="text" style:parent-style-name="Default_20_Paragraph_20_Font">
      <style:text-properties fo:color="#0000ff" style:font-name="Courier" fo:font-size="10pt" style:font-size-asian="10pt" style:font-name-complex="Courier"/>
    </style:style>
    <style:style style:name="LiteralBold" style:family="text" style:parent-style-name="Default_20_Paragraph_20_Font">
      <style:text-properties fo:color="#0000ff" style:font-name="Courier" fo:font-size="10pt" fo:font-weight="bold" style:font-size-asian="10pt" style:font-weight-asian="bold" style:font-name-complex="Courier"/>
    </style:style>
    <style:style style:name="LiteralItal" style:family="text" style:parent-style-name="Default_20_Paragraph_20_Font">
      <style:text-properties fo:color="#0000ff" style:font-name="Courier" fo:font-size="10pt" fo:font-style="italic" style:font-size-asian="10pt" style:font-style-asian="italic" style:font-name-complex="Courier"/>
    </style:style>
    <style:style style:name="LiteralBoldItal" style:family="text" style:parent-style-name="Default_20_Paragraph_20_Font">
      <style:text-properties fo:color="#0000ff" style:font-name="Courier" fo:font-size="10pt" fo:font-style="italic" fo:font-weight="bold" style:font-size-asian="10pt" style:font-style-asian="italic" style:font-weight-asian="bold" style:font-name-complex="Courier"/>
    </style:style>
    <style:style style:name="MenuArrow" style:family="text" style:parent-style-name="Default_20_Paragraph_20_Font">
      <style:text-properties fo:color="#0000ff" style:font-name="Webdings" style:font-name-complex="Webdings"/>
    </style:style>
    <style:style style:name="EmphasisItalicBox" style:family="text" style:parent-style-name="EmphasisItalic">
      <style:text-properties fo:color="#cc99ff"/>
    </style:style>
    <style:style style:name="Wingdings" style:family="text" style:parent-style-name="Default_20_Paragraph_20_Font">
      <style:text-properties fo:color="#0000ff" style:font-name="Wingdings 2" fo:font-size="12pt" style:font-size-asian="12pt" style:font-name-complex="Wingdings 2"/>
    </style:style>
    <style:style style:name="EmphasisRevCaption" style:family="text" style:parent-style-name="Default_20_Paragraph_20_Font">
      <style:text-properties fo:color="#cc99ff" fo:font-style="italic" style:font-style-asian="italic"/>
    </style:style>
    <style:style style:name="LiteralBox" style:family="text" style:parent-style-name="Literal">
      <style:text-properties fo:color="#cc99ff"/>
    </style:style>
    <style:style style:name="LiteralFootnote" style:family="text" style:parent-style-name="LiteralBox"/>
    <style:style style:name="Literal1st" style:family="text" style:parent-style-name="LiteralBox"/>
    <style:style style:name="LiteralCaption" style:family="text" style:parent-style-name="LiteralBox">
      <style:text-properties fo:font-style="italic" style:font-style-asian="italic"/>
    </style:style>
    <style:style style:name="Wingdings_20_Small" style:display-name="Wingdings Small" style:family="text" style:parent-style-name="Wingdings">
      <style:text-properties fo:color="#99ccff" fo:font-size="10pt" style:font-size-asian="10pt"/>
    </style:style>
    <style:style style:name="EmphasisItalicFoot" style:family="text" style:parent-style-name="EmphasisItalic">
      <style:text-properties fo:color="#99ccff" fo:font-size="8pt" style:font-size-asian="8pt" style:font-size-complex="8pt"/>
    </style:style>
    <style:style style:name="Italic" style:family="text" style:parent-style-name="EmphasisItalic">
      <style:text-properties fo:color="#000000"/>
    </style:style>
    <style:style style:name="EmphasisNote" style:family="text" style:parent-style-name="EmphasisRevItal">
      <style:text-properties fo:color="#3366ff"/>
    </style:style>
    <style:style style:name="EmphasisBoldBox" style:family="text" style:parent-style-name="EmphasisBold">
      <style:text-properties fo:color="#3366ff"/>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7T08:19:14</meta:creation-date>
    <dc:date>2013-08-03T14:46:59</dc:date>
    <meta:editing-duration>P3DT8H26M55S</meta:editing-duration>
    <meta:editing-cycles>27</meta:editing-cycles>
    <meta:generator>LibreOffice/4.0.3.3$MacOSX_x86 LibreOffice_project/0eaa50a932c8f2199a615e1eb30f7ac74279539</meta:generator>
    <meta:document-statistic meta:table-count="0" meta:image-count="0" meta:object-count="0" meta:page-count="1" meta:paragraph-count="29" meta:word-count="948" meta:character-count="5505" meta:non-whitespace-character-count="4568"/>
  </office:meta>
</office:document-meta>
</file>